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1cm" fo:min-width="5.8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4.4cm"/>
    </style:style>
    <style:style style:name="gr10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cm" svg:stroke-color="#008000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2cm" svg:stroke-color="#0066cc" draw:marker-start-width="0.5cm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svg:stroke-color="#800080" draw:marker-start-width="0.5cm" draw:marker-end-width="0.5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3.167cm"/>
    </style:style>
    <style:style style:name="gr18" style:family="graphic" style:parent-style-name="objectwithoutfill">
      <style:graphic-properties draw:marker-start="Circle" draw:marker-end="Circle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667cm"/>
    </style:style>
    <style:style style:name="gr20" style:family="graphic" style:parent-style-name="standard">
      <style:graphic-properties draw:stroke="none" svg:stroke-color="#000000" draw:fill="none" draw:fill-color="#ffffff" fo:min-height="1.333cm"/>
    </style:style>
    <style:style style:name="gr21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ccccff" fo:font-size="18pt" style:font-size-asian="18pt" style:font-weight-asian="normal" style:font-size-complex="18pt" style:font-relief="embosse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c0c0c0"/>
    </style:style>
    <style:style style:name="P5" style:family="paragraph">
      <style:paragraph-properties fo:text-align="center"/>
      <style:text-properties fo:color="#c0c0c0"/>
    </style:style>
    <style:style style:name="T1" style:family="text">
      <style:text-properties fo:color="#ccccff" fo:font-size="18pt" style:font-size-asian="18pt" style:font-weight-asian="normal" style:font-size-complex="18pt" style:font-relief="embosse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22cm" svg:height="17.5cm" svg:x="1.666cm" svg:y="2.77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219cm" svg:height="0.496cm" svg:x="7.114cm" svg:y="6.4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8.21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0.2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2.3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4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6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2.5cm" svg:height="7.833cm" svg:x="1.5cm" svg:y="7.6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0.5cm" svg:height="0.5cm" svg:x="4cm" svg:y="8.4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9.27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0.10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0.9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1.77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2.60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3.4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4.27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5" draw:layer="layout" svg:width="1.912cm" svg:height="0.962cm" svg:x="11.921cm" svg:y="16.166cm">
          <draw:text-box>
            <text:p>GND</text:p>
          </draw:text-box>
        </draw:frame>
        <draw:frame draw:style-name="gr5" draw:layer="layout" svg:width="2.619cm" svg:height="0.962cm" svg:x="12.047cm" svg:y="12.143cm">
          <draw:text-box>
            <text:p>3V - 5V</text:p>
          </draw:text-box>
        </draw:frame>
        <draw:frame draw:style-name="gr5" draw:layer="layout" svg:width="1.56cm" svg:height="0.962cm" svg:x="12.273cm" svg:y="9.976cm">
          <draw:text-box>
            <text:p>RXI</text:p>
          </draw:text-box>
        </draw:frame>
        <draw:frame draw:style-name="gr5" draw:layer="layout" svg:width="1.81cm" svg:height="0.962cm" svg:x="12.19cm" svg:y="7.976cm">
          <draw:text-box>
            <text:p>TXO</text:p>
          </draw:text-box>
        </draw:frame>
        <draw:line draw:style-name="gr6" draw:text-style-name="P1" draw:layer="layout" svg:x1="14.5cm" svg:y1="8.438cm" svg:x2="15.5cm" svg:y2="8.438cm">
          <text:p/>
        </draw:line>
        <draw:line draw:style-name="gr6" draw:text-style-name="P1" draw:layer="layout" svg:x1="15.479cm" svg:y1="10.461cm" svg:x2="14.479cm" svg:y2="10.461cm">
          <text:p/>
        </draw:line>
        <draw:frame draw:style-name="gr7" draw:text-style-name="P2" draw:layer="layout" svg:width="3.167cm" svg:height="1cm" draw:transform="rotate (-1.5707963267949) translate (3.666cm 11.104cm)">
          <draw:text-box>
            <text:p><text:span text:style-name="T1">Si8642xx</text:span></text:p>
          </draw:text-box>
        </draw:frame>
        <draw:frame draw:style-name="gr8" draw:text-style-name="P3" draw:layer="layout" svg:width="10.833cm" svg:height="3.326cm" svg:x="8.333cm" svg:y="2.149cm">
          <draw:text-box>
            <text:p><text:span text:style-name="T2">Quantracker V2.1 OSD</text:span></text:p>
            <text:p><text:span text:style-name="T2">Serial port flash connector</text:span></text:p>
          </draw:text-box>
        </draw:frame>
        <draw:frame draw:style-name="gr5" draw:text-style-name="P4" draw:layer="layout" svg:width="1.874cm" svg:height="0.962cm" svg:x="12.126cm" svg:y="6.105cm">
          <draw:text-box>
            <text:p><text:span text:style-name="T3">RXi2</text:span></text:p>
          </draw:text-box>
        </draw:frame>
        <draw:frame draw:style-name="gr9" draw:text-style-name="P4" draw:layer="layout" svg:width="4.9cm" svg:height="1.335cm" svg:x="12.172cm" svg:y="14.038cm">
          <draw:text-box>
            <text:p><text:span text:style-name="T3">TXO2</text:span></text:p>
          </draw:text-box>
        </draw:frame>
        <draw:line draw:style-name="gr10" draw:text-style-name="P1" draw:layer="layout" svg:x1="15.166cm" svg:y1="6.605cm" svg:x2="14.166cm" svg:y2="6.605cm">
          <text:p/>
        </draw:line>
        <draw:line draw:style-name="gr10" draw:text-style-name="P5" draw:layer="layout" svg:x1="14.5cm" svg:y1="16.605cm" svg:x2="15.5cm" svg:y2="16.605cm">
          <text:p/>
        </draw:line>
        <draw:custom-shape draw:style-name="gr11" draw:text-style-name="P1" draw:layer="layout" svg:width="3.333cm" svg:height="12cm" svg:x="17.001cm" svg:y="5.499cm">
          <text:p/>
          <draw:enhanced-geometry svg:viewBox="0 0 21600 21600" draw:type="rectangle" draw:enhanced-path="M 0 0 L 21600 0 21600 21600 0 21600 0 0 Z N"/>
        </draw:custom-shape>
        <draw:path draw:style-name="gr12" draw:text-style-name="P1" draw:layer="layout" svg:width="15.333cm" svg:height="7.368cm" draw:transform="skewX (-1.01316363078271) rotate (0.445233492183753) translate (6.4957243111647cm 12.9370054217258cm)" svg:viewBox="0 0 15334 7369" svg:d="m0 7369c9743-5 15334-7369 15334-7369">
          <text:p/>
        </draw:path>
        <draw:line draw:style-name="gr13" draw:text-style-name="P1" draw:layer="layout" svg:x1="20.334cm" svg:y1="12.333cm" svg:x2="26.701cm" svg:y2="12.333cm">
          <text:p/>
        </draw:line>
        <draw:line draw:style-name="gr14" draw:text-style-name="P1" draw:layer="layout" svg:x1="20.334cm" svg:y1="16.166cm" svg:x2="26.701cm" svg:y2="16.166cm">
          <text:p/>
        </draw:line>
        <draw:line draw:style-name="gr15" draw:text-style-name="P1" draw:layer="layout" svg:x1="20.334cm" svg:y1="10.333cm" svg:x2="26.701cm" svg:y2="10.333cm">
          <text:p/>
        </draw:line>
        <draw:line draw:style-name="gr16" draw:text-style-name="P1" draw:layer="layout" svg:x1="20.334cm" svg:y1="8.499cm" svg:x2="26.701cm" svg:y2="8.499cm">
          <text:p/>
        </draw:line>
        <draw:frame draw:style-name="gr17" draw:layer="layout" svg:width="7.834cm" svg:height="3.417cm" svg:x="15.333cm" svg:y="3.166cm">
          <draw:text-box>
            <text:p>Jumper these 2 pins on the connector</text:p>
          </draw:text-box>
        </draw:frame>
        <draw:line draw:style-name="gr18" draw:text-style-name="P1" draw:layer="layout" svg:x1="20.001cm" svg:y1="4.166cm" svg:x2="21.667cm" svg:y2="6.999cm">
          <text:p/>
        </draw:line>
        <draw:frame draw:style-name="gr19" draw:layer="layout" svg:width="16cm" svg:height="1.917cm" svg:x="12.5cm" svg:y="18.333cm">
          <draw:text-box>
            <text:p>6 pin 0.1 header connector e.g Harwin M20-1060600</text:p>
          </draw:text-box>
        </draw:frame>
        <draw:line draw:style-name="gr18" draw:text-style-name="P1" draw:layer="layout" svg:x1="16.334cm" svg:y1="18.333cm" svg:x2="18.667cm" svg:y2="11.833cm">
          <text:p/>
        </draw:line>
        <draw:frame draw:style-name="gr20" draw:layer="layout" svg:width="6.167cm" svg:height="2.384cm" svg:x="22.166cm" svg:y="13.333cm">
          <draw:text-box>
            <text:p>To TTL serial (e.g FTDI)</text:p>
            <text:p/>
          </draw:text-box>
        </draw:frame>
        <draw:line draw:style-name="gr21" draw:text-style-name="P1" draw:layer="layout" svg:x1="24.666cm" svg:y1="15cm" svg:x2="27.166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</meta:initial-creator>
    <meta:creation-date>2015-02-20T09:41:31</meta:creation-date>
    <dc:date>2015-04-28T08:31:30</dc:date>
    <dc:creator>Andy </dc:creator>
    <meta:editing-duration>PT1H8M40S</meta:editing-duration>
    <meta:editing-cycles>10</meta:editing-cycles>
    <meta:generator>LibreOffice/3.5$Linux_x86 LibreOffice_project/350m1$Build-2</meta:generator>
    <meta:document-statistic meta:object-count="43"/>
  </office:meta>
</office:document-meta>
</file>